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8.3in" fo:break-before="page" table:align="margins"/>
    </style:style>
    <style:style style:name="Table1.A" style:family="table-column">
      <style:table-column-properties style:column-width="1.0375in" style:rel-column-width="8191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H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648a9"/>
    </style:style>
    <style:style style:name="P2" style:family="paragraph" style:parent-style-name="Standard">
      <style:paragraph-properties fo:margin-top="0.1665in" fo:margin-bottom="0in" style:contextual-spacing="false"/>
      <style:text-properties officeooo:paragraph-rsid="000648a9"/>
    </style:style>
    <style:style style:name="P3" style:family="paragraph" style:parent-style-name="List_20_Paragraph" style:list-style-name="WWNum7">
      <style:paragraph-properties fo:margin-top="0.1665in" fo:margin-bottom="0.111in" style:contextual-spacing="true"/>
      <style:text-properties officeooo:paragraph-rsid="000648a9"/>
    </style:style>
    <style:style style:name="P4" style:family="paragraph" style:parent-style-name="Standard">
      <style:paragraph-properties fo:text-align="center" style:justify-single-word="false"/>
      <style:text-properties officeooo:paragraph-rsid="000648a9"/>
    </style:style>
    <style:style style:name="P5" style:family="paragraph" style:parent-style-name="Standard">
      <style:paragraph-properties fo:text-align="center" style:justify-single-word="false"/>
      <style:text-properties officeooo:paragraph-rsid="0007e81f"/>
    </style:style>
    <style:style style:name="P6" style:family="paragraph" style:parent-style-name="Standard">
      <style:text-properties officeooo:paragraph-rsid="000648a9"/>
    </style:style>
    <style:style style:name="P7" style:family="paragraph" style:parent-style-name="Table_20_Contents">
      <style:text-properties officeooo:rsid="0007e81f" officeooo:paragraph-rsid="0007e81f"/>
    </style:style>
    <style:style style:name="P8" style:family="paragraph" style:parent-style-name="Table_20_Contents">
      <style:paragraph-properties fo:text-align="center" style:justify-single-word="false"/>
      <style:text-properties officeooo:rsid="0007e81f" officeooo:paragraph-rsid="0007e81f"/>
    </style:style>
    <style:style style:name="P9" style:family="paragraph" style:parent-style-name="Table_20_Contents">
      <style:text-properties officeooo:rsid="00090afd" officeooo:paragraph-rsid="00090afd"/>
    </style:style>
    <style:style style:name="P10" style:family="paragraph" style:parent-style-name="Table_20_Contents">
      <style:paragraph-properties fo:text-align="center" style:justify-single-word="false"/>
      <style:text-properties officeooo:rsid="00090afd" officeooo:paragraph-rsid="000a3373"/>
    </style:style>
    <style:style style:name="P11" style:family="paragraph" style:parent-style-name="Table_20_Contents">
      <style:paragraph-properties fo:text-align="center" style:justify-single-word="false"/>
      <style:text-properties officeooo:rsid="000a3373" officeooo:paragraph-rsid="000a3373"/>
    </style:style>
    <style:style style:name="P12" style:family="paragraph" style:parent-style-name="Table_20_Contents">
      <style:text-properties officeooo:rsid="000b0762" officeooo:paragraph-rsid="000b0762"/>
    </style:style>
    <style:style style:name="P13" style:family="paragraph" style:parent-style-name="Table_20_Contents">
      <style:paragraph-properties fo:text-align="center" style:justify-single-word="false"/>
      <style:text-properties officeooo:rsid="000b0762" officeooo:paragraph-rsid="000b0762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officeooo:rsid="0007e81f"/>
    </style:style>
    <style:style style:name="T6" style:family="text">
      <style:text-properties officeooo:rsid="00090afd"/>
    </style:style>
    <style:style style:name="T7" style:family="text">
      <style:text-properties officeooo:rsid="000a33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Rachunkowość finansowa </text:span></text:p>
      <text:p text:style-name="P4" loext:marker-style-name="T1"><text:span text:style-name="T1">EWIDENCJA ŚRODKÓW TRWAŁYCH I ŚRODKÓW TRWAŁYCH W BUDOWIE</text:span></text:p>
      <text:p text:style-name="P4" loext:marker-style-name="T1"><text:span text:style-name="T1">Część 1</text:span></text:p>
      <text:p text:style-name="P1" loext:marker-style-name="T2"><text:span text:style-name="T2">Zadanie 1:</text:span></text:p>
      <text:p text:style-name="P1">Stany początkowe niektórych kont w przedsiębiorstwie prywatnym wynosiły:</text:p>
      <text:p text:style-name="P1">Środki trwałe …………………………………………………………. 27.000<text:line-break/>Umorzenie środków trwałych………………………………… 9.760<text:line-break/>Środki trwałe w budowie ………………………………………. 3.000<text:line-break/>Kasa ………………………………………………………………………. 1.060<text:line-break/>Kapitał właściciela …………………………………………………. 21.300</text:p>
      <text:p text:style-name="P2">Wystąpiły następujące operacje gospodarcze:</text:p>
      <text:list text:style-name="WWNum7">
        <text:list-item>
          <text:p text:style-name="P3"><text:s/>Zakupiono komputery od dostawcy (Fa VAT):<text:line-break/>- wartość maszyny ………………………………………………………………..……. 2.000<text:line-break/>- podatek VAT 23% ………………………………………………………………….… <text:span text:style-name="T3">460</text:span><text:line-break/> <text:s text:c="2"/>suma faktury …………………………………………………………………………. <text:span text:style-name="T4">2.460</text:span></text:p>
        </text:list-item>
        <text:list-item>
          <text:p text:style-name="P3">Przyjęto do użytkowania zakupione komputery (OT) ……………….. ….</text:p>
        </text:list-item>
        <text:list-item>
          <text:p text:style-name="P3">Przekazano nieodpłatnie sprzęt audiovideo placówce oświatowej – darowizna (PT):<text:line-break/>- wartość początkowa środka trwałego ……………………………………. 3.600<text:line-break/>- dotychczasowe umorzenie ……………………………………………………. 2.200</text:p>
        </text:list-item>
        <text:list-item>
          <text:p text:style-name="P3">Sprzedano odbiorcy zbędną kasę fiskalną (Fa VAT):<text:line-break/>- uzyskana suma za sprzedaż netto ……………………………………………1.200<text:line-break/>- podatek VAT 23% …………………………………………………………………… 276</text:p>
        </text:list-item>
        <text:list-item>
          <text:p text:style-name="P3">Przekazano sprzedany środek trwały (PT):<text:line-break/>- wartość początkowa środka …………………………………………………… 1.500<text:line-break/>- dotychczasowe umorzenie …………………………………………………….. 500</text:p>
        </text:list-item>
        <text:list-item>
          <text:p text:style-name="P3">Nieodpłatnie otrzymano neutralizatory stalowe od innej firmy (OT) …2.500</text:p>
        </text:list-item>
        <text:list-item>
          <text:p text:style-name="P3">Przyjęto z rozliczenia budowy magazyn do eksploatacji (OT) ………… 3.000</text:p>
        </text:list-item>
        <text:list-item>
          <text:p text:style-name="P3">Ujawniono nadwyżkę w środkach trwałych (Pk) …………………………… 450</text:p>
        </text:list-item>
        <text:list-item>
          <text:p text:style-name="P3">Rozliczono nadwyżkę środków trwałych (Pk) …………………………….. ….</text:p>
        </text:list-item>
        <text:list-item>
          <text:p text:style-name="P3">Zaksięgowano miesięczną amortyzację od posiadanych środków trwałych (Pk) ……900</text:p>
        </text:list-item>
      </text:list>
      <text:p text:style-name="P1">Polecenia: <text:line-break/>1. Otwórz konta wpisując salda początkowe<text:line-break/>2. Zaksięguj operacje gospodarcze</text:p>
      <text:p text:style-name="P1"/>
      <table:table table:name="Table1" table:style-name="Table1">
        <table:table-column table:style-name="Table1.A" table:number-columns-repeated="8"/>
        <table:table-row>
          <table:table-cell table:style-name="Table1.A1" table:number-columns-spanned="2" office:value-type="string">
            <text:p text:style-name="P5">Środki trwałe <text:span text:style-name="T5">010</text:span></text:p>
          </table:table-cell>
          <table:covered-table-cell/>
          <table:table-cell table:style-name="Table1.A1" table:number-columns-spanned="2" office:value-type="string">
            <text:p text:style-name="P8">Umrożenie ST 070</text:p>
          </table:table-cell>
          <table:covered-table-cell/>
          <table:table-cell table:style-name="Table1.A1" table:number-columns-spanned="2" office:value-type="string">
            <text:p text:style-name="P8">ST w budowie 080</text:p>
          </table:table-cell>
          <table:covered-table-cell/>
          <table:table-cell table:style-name="Table1.G1" table:number-columns-spanned="2" office:value-type="string">
            <text:p text:style-name="P8">Kasa 100</text:p>
          </table:table-cell>
          <table:covered-table-cell/>
        </table:table-row>
        <table:table-row>
          <table:table-cell table:style-name="Table1.A2" office:value-type="string">
            <text:p text:style-name="P7">Sp) 2700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Sp) 976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Sp) 300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Sp) 1060</text:p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P5">Kapitał właściciela <text:span text:style-name="T6">801</text:span></text:p>
          </table:table-cell>
          <table:covered-table-cell/>
          <table:table-cell table:style-name="Table1.A2" table:number-columns-spanned="2" office:value-type="string">
            <text:p text:style-name="P10">Rozrachunki z <text:span text:style-name="T7">odbiorcami </text:span>201</text:p>
          </table:table-cell>
          <table:covered-table-cell/>
          <table:table-cell table:style-name="Table1.A2" table:number-columns-spanned="2" office:value-type="string">
            <text:p text:style-name="P11">Rozrachunki z <text:span text:style-name="T6">dostawcami</text:span></text:p>
            <text:p text:style-name="P11">200</text:p>
          </table:table-cell>
          <table:covered-table-cell/>
          <table:table-cell table:style-name="Table1.H2" table:number-columns-spanned="2" office:value-type="string">
            <text:p text:style-name="P13">Rozrachunki VAT</text:p>
          </table:table-cell>
          <table:covered-table-cell/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>Sp) 2130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2">1) </text:p>
          </table:table-cell>
          <table:table-cell table:style-name="Table1.A2" office:value-type="string">
            <text:p text:style-name="P7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P12"/>
          </table:table-cell>
          <table:covered-table-cell/>
          <table:table-cell table:style-name="Table1.A2" table:number-columns-spanned="2" office:value-type="string">
            <text:p text:style-name="P7"/>
          </table:table-cell>
          <table:covered-table-cell/>
          <table:table-cell table:style-name="Table1.A2" table:number-columns-spanned="2" office:value-type="string">
            <text:p text:style-name="P7"/>
          </table:table-cell>
          <table:covered-table-cell/>
          <table:table-cell table:style-name="Table1.H2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/>
          </table:table-cell>
          <table:table-cell table:style-name="Table1.H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12:14:49.966480272</meta:creation-date>
    <meta:generator>LibreOffice/24.2.3.2$Linux_X86_64 LibreOffice_project/420$Build-2</meta:generator>
    <dc:date>2024-05-12T14:39:33.273300520</dc:date>
    <meta:editing-duration>PT16M16S</meta:editing-duration>
    <meta:editing-cycles>2</meta:editing-cycles>
    <meta:document-statistic meta:table-count="1" meta:image-count="0" meta:object-count="0" meta:page-count="2" meta:paragraph-count="33" meta:word-count="232" meta:character-count="1827" meta:non-whitespace-character-count="1630"/>
  </office:meta>
</office:document-meta>
</file>